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等线" svg:font-family="等线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微软雅黑" svg:font-family="微软雅黑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1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3465a4" draw:opacity="0%" draw:textarea-horizontal-align="justify" draw:textarea-vertical-align="top" draw:auto-grow-height="false" fo:min-height="7.45cm" fo:min-width="3.8cm"/>
    </style:style>
    <style:style style:name="gr2" style:family="graphic" style:parent-style-name="standard">
      <style:graphic-properties draw:textarea-horizontal-align="justify" draw:textarea-vertical-align="middle" draw:auto-grow-height="false" fo:min-height="1.236cm" fo:min-width="1.834cm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2.5cm"/>
    </style:style>
    <style:style style:name="gr4" style:family="graphic" style:parent-style-name="standard">
      <style:graphic-properties svg:stroke-color="#3465a4" draw:textarea-horizontal-align="justify" draw:textarea-vertical-align="middle" draw:auto-grow-height="false" fo:min-height="0.888cm" fo:min-width="0cm"/>
    </style:style>
    <style:style style:name="gr5" style:family="graphic" style:parent-style-name="standard">
      <style:graphic-properties svg:stroke-color="#3465a4" draw:textarea-horizontal-align="justify" draw:textarea-vertical-align="middle" draw:auto-grow-height="false" fo:min-height="0.538cm" fo:min-width="0cm"/>
    </style:style>
    <style:style style:name="gr6" style:family="graphic" style:parent-style-name="objectwithoutfill">
      <style:graphic-properties draw:stroke="dash" draw:stroke-dash="Fine_20_Dashed" svg:stroke-color="#3465a4" draw:fill="none" draw:textarea-vertical-align="middle"/>
    </style:style>
    <style:style style:name="gr7" style:family="graphic" style:parent-style-name="standard">
      <style:graphic-properties svg:stroke-color="#3465a4"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draw:stroke="dash" draw:stroke-dash="Fine_20_Dashed" svg:stroke-color="#3465a4" draw:opacity="0%" draw:textarea-horizontal-align="justify" draw:textarea-vertical-align="top" draw:auto-grow-height="false" fo:min-height="7.45cm" fo:min-width="4.5cm"/>
    </style:style>
    <style:style style:name="gr9" style:family="graphic" style:parent-style-name="standard">
      <style:graphic-properties draw:stroke="dash" draw:stroke-dash="Fine_20_Dashed" svg:stroke-color="#3465a4" draw:opacity="0%" draw:textarea-horizontal-align="justify" draw:textarea-vertical-align="top" draw:auto-grow-height="false" fo:min-height="8.35cm" fo:min-width="4.6cm"/>
    </style:style>
    <style:style style:name="gr10" style:family="graphic" style:parent-style-name="standard">
      <style:graphic-properties draw:stroke="dash" draw:stroke-dash="Fine_20_Dashed" svg:stroke-color="#3465a4" draw:opacity="0%" draw:textarea-horizontal-align="justify" draw:textarea-vertical-align="top" draw:auto-grow-height="false" fo:min-height="9.45cm" fo:min-width="5.3cm"/>
    </style:style>
    <style:style style:name="gr11" style:family="graphic" style:parent-style-name="standard">
      <style:graphic-properties draw:textarea-horizontal-align="justify" draw:textarea-vertical-align="middle" draw:auto-grow-height="false" fo:min-height="0.95cm" fo:min-width="2.20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8.674cm"/>
    </style:style>
    <style:style style:name="gr13" style:family="graphic" style:parent-style-name="standard">
      <style:graphic-properties draw:stroke="dash" draw:stroke-dash="Fine_20_Dashed" svg:stroke-color="#3465a4" draw:opacity="0%" draw:textarea-horizontal-align="justify" draw:textarea-vertical-align="top" draw:auto-grow-height="false" fo:min-height="6.55cm" fo:min-width="4cm"/>
    </style:style>
    <style:style style:name="P1" style:family="paragraph">
      <style:paragraph-properties fo:text-align="start"/>
      <style:text-properties style:font-name="等线" fo:font-size="10.5pt"/>
    </style:style>
    <style:style style:name="P2" style:family="paragraph">
      <loext:graphic-properties draw:opacity="0%"/>
      <style:paragraph-properties fo:text-align="start"/>
      <style:text-properties style:font-name="等线" fo:font-size="10.5pt" style:font-size-asian="10.5pt" style:font-size-complex="10.5pt"/>
    </style:style>
    <style:style style:name="P3" style:family="paragraph">
      <style:paragraph-properties fo:text-align="center"/>
      <style:text-properties style:font-name="等线" fo:font-size="10.5pt" style:font-name-asian="等线" style:font-size-asian="10.5pt" style:font-size-complex="10.5pt"/>
    </style:style>
    <style:style style:name="P4" style:family="paragraph">
      <style:paragraph-properties fo:text-align="center"/>
      <style:text-properties style:font-name="等线" fo:font-size="10.5pt"/>
    </style:style>
    <style:style style:name="P5" style:family="paragraph">
      <style:paragraph-properties fo:text-align="center"/>
      <style:text-properties style:font-name="等线" fo:font-size="10.5pt" style:font-size-asian="10.5pt" style:font-size-complex="10.5pt"/>
    </style:style>
    <style:style style:name="P6" style:family="paragraph">
      <loext:graphic-properties draw:fill="none"/>
      <style:paragraph-properties fo:text-align="center"/>
      <style:text-properties style:font-name="等线" fo:font-size="10.5pt"/>
    </style:style>
    <style:style style:name="P7" style:family="paragraph">
      <loext:graphic-properties draw:opacity="0%"/>
      <style:paragraph-properties fo:text-align="start"/>
      <style:text-properties style:font-name="等线" fo:font-size="10.5pt" style:font-size-asian="9pt" style:font-size-complex="9pt"/>
    </style:style>
    <style:style style:name="P8" style:family="paragraph">
      <style:text-properties style:font-name="微软雅黑" fo:font-size="15pt" style:font-name-asian="微软雅黑" style:font-size-asian="15pt" style:font-size-complex="15pt"/>
    </style:style>
    <style:style style:name="P9" style:family="paragraph">
      <loext:graphic-properties draw:fill="none" draw:fill-color="#ffffff"/>
      <style:text-properties style:font-name="微软雅黑" fo:font-size="15pt" style:font-name-asian="微软雅黑" style:font-size-asian="15pt" style:font-size-complex="15pt"/>
    </style:style>
    <style:style style:name="T1" style:family="text">
      <style:text-properties style:font-size-asian="10.5pt" style:font-size-complex="10.5pt"/>
    </style:style>
    <style:style style:name="T2" style:family="text">
      <style:text-properties style:font-name-asian="等线" style:font-size-asian="10.5pt" style:font-size-complex="10.5pt"/>
    </style:style>
    <style:style style:name="T3" style:family="text">
      <style:text-properties style:font-size-asian="9pt" style:font-size-complex="9pt"/>
    </style:style>
    <style:style style:name="T4" style:family="text">
      <style:text-properties style:font-name="微软雅黑" fo:font-size="15pt" style:font-name-asian="微软雅黑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4.3cm" svg:height="7.7cm" svg:x="14.1cm" svg:y="13cm">
          <text:p text:style-name="P1"><text:span text:style-name="T1">Views.UserContro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3cm" svg:height="2.1cm" svg:x="8.75cm" svg:y="5.7cm">
          <text:p text:style-name="P3"><text:span text:style-name="T2">Notifier</text:span></text:p>
          <text:p text:style-name="P3"><text:span text:style-name="T2">主入口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3cm" svg:height="2.1cm" svg:x="8.75cm" svg:y="9.3cm">
          <text:p text:style-name="P4">Servers</text:p>
          <text:p text:style-name="P4"><text:span text:style-name="T1">核心服务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3cm" svg:height="1.2cm" svg:x="8.9cm" svg:y="13.75cm">
          <text:p text:style-name="P4"><text:span text:style-name="T1">服务器控制器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cm" svg:height="1.2cm" svg:x="8.9cm" svg:y="15.55cm">
          <text:p text:style-name="P4"><text:span text:style-name="T1">服务器控制器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cm" svg:height="1.2cm" svg:x="8.9cm" svg:y="19.15cm">
          <text:p text:style-name="P4"><text:span text:style-name="T1">服务器控制器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cm" svg:height="1.2cm" svg:x="14.7cm" svg:y="13.75cm">
          <text:p text:style-name="P4"><text:span text:style-name="T1">ServerUI</text:span></text:p>
          <text:p text:style-name="P4"><text:span text:style-name="T1">服务器</text:span><text:span text:style-name="T1">UI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cm" svg:height="1.2cm" svg:x="14.7cm" svg:y="15.55cm">
          <text:p text:style-name="P4"><text:span text:style-name="T1">ServerUI</text:span></text:p>
          <text:p text:style-name="P4"><text:span text:style-name="T1">服务器</text:span><text:span text:style-name="T1">UI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cm" svg:height="1.2cm" svg:x="14.7cm" svg:y="19.15cm">
          <text:p text:style-name="P4"><text:span text:style-name="T1">ServerUI</text:span></text:p>
          <text:p text:style-name="P4"><text:span text:style-name="T1">服务器</text:span><text:span text:style-name="T1">UI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66cm" svg:height="1.3cm" svg:x="10.234cm" svg:y="11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4" draw:layer="layout" svg:width="0.3cm" svg:height="0.9cm" svg:x="10.2cm" svg:y="8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" draw:text-style-name="P6" draw:layer="layout" svg:x1="10.4cm" svg:y1="15.05cm" svg:x2="10.4cm" svg:y2="15.45cm">
          <text:p/>
        </draw:line>
        <draw:line draw:style-name="gr6" draw:text-style-name="P6" draw:layer="layout" svg:x1="10.4cm" svg:y1="16.95cm" svg:x2="10.4cm" svg:y2="18.95cm">
          <text:p/>
        </draw:line>
        <draw:line draw:style-name="gr6" draw:text-style-name="P6" draw:layer="layout" svg:x1="16.2cm" svg:y1="15.05cm" svg:x2="16.2cm" svg:y2="15.45cm">
          <text:p/>
        </draw:line>
        <draw:line draw:style-name="gr6" draw:text-style-name="P6" draw:layer="layout" svg:x1="16.2cm" svg:y1="16.95cm" svg:x2="16.2cm" svg:y2="18.95cm">
          <text:p/>
        </draw:line>
        <draw:line draw:style-name="gr7" draw:text-style-name="P4" draw:layer="layout" svg:x1="6.3cm" svg:y1="14.3cm" svg:x2="8.6cm" svg:y2="14.3cm">
          <text:p/>
        </draw:line>
        <draw:line draw:style-name="gr7" draw:text-style-name="P4" draw:layer="layout" svg:x1="6.3cm" svg:y1="16.2cm" svg:x2="8.6cm" svg:y2="16.2cm">
          <text:p/>
        </draw:line>
        <draw:line draw:style-name="gr7" draw:text-style-name="P4" draw:layer="layout" svg:x1="6.3cm" svg:y1="19.8cm" svg:x2="8.6cm" svg:y2="19.8cm">
          <text:p/>
        </draw:line>
        <draw:line draw:style-name="gr7" draw:text-style-name="P4" draw:layer="layout" svg:x1="12.1cm" svg:y1="16.1cm" svg:x2="14.6cm" svg:y2="16.1cm">
          <text:p/>
        </draw:line>
        <draw:custom-shape draw:style-name="gr8" draw:text-style-name="P7" draw:layer="layout" svg:width="5cm" svg:height="7.7cm" svg:x="7.8cm" svg:y="13cm">
          <text:p text:style-name="P1"><text:span text:style-name="T3">List&lt;Controller.ServerCtrl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12.1cm" svg:y1="14.3cm" svg:x2="14.6cm" svg:y2="14.3cm">
          <text:p/>
        </draw:line>
        <draw:line draw:style-name="gr7" draw:text-style-name="P4" draw:layer="layout" svg:x1="12.1cm" svg:y1="19.8cm" svg:x2="14.6cm" svg:y2="19.8cm">
          <text:p/>
        </draw:line>
        <draw:custom-shape draw:style-name="gr9" draw:text-style-name="P7" draw:layer="layout" svg:width="5.1cm" svg:height="8.6cm" svg:x="13.7cm" svg:y="12.4cm">
          <text:p text:style-name="P1"><text:span text:style-name="T3">FlowLayoutPa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5.8cm" svg:height="9.7cm" svg:x="13.3cm" svg:y="11.7cm">
          <text:p text:style-name="P1"><text:span text:style-name="T3">Form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2.704cm" svg:height="1.2cm" svg:x="3.498cm" svg:y="13.7cm">
          <text:p text:style-name="P4"><text:span text:style-name="T1">Service.Core</text:span></text:p>
          <text:p text:style-name="P4"><text:span text:style-name="T1">v2ray</text:span><text:span text:style-name="T1">内核</text:span>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9.174cm" svg:height="1.089cm" svg:x="6.226cm" svg:y="2.4cm">
          <draw:text-box>
            <text:p text:style-name="P8"><text:span text:style-name="T4">V2RayGCon v1.0.34 </text:span><text:span text:style-name="T4">主要结构</text:span></text:p>
          </draw:text-box>
        </draw:frame>
        <draw:custom-shape draw:style-name="gr13" draw:text-style-name="P7" draw:layer="layout" svg:width="4.5cm" svg:height="6.8cm" svg:x="8.1cm" svg:y="5.1cm">
          <text:p text:style-name="P1"><text:span text:style-name="T3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2.704cm" svg:height="1.2cm" svg:x="3.498cm" svg:y="15.5cm">
          <text:p text:style-name="P4"><text:span text:style-name="T1">Service.Core</text:span></text:p>
          <text:p text:style-name="P4"><text:span text:style-name="T1">v2ray</text:span><text:span text:style-name="T1">内核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704cm" svg:height="1.2cm" svg:x="3.498cm" svg:y="19.2cm">
          <text:p text:style-name="P4"><text:span text:style-name="T1">Service.Core</text:span></text:p>
          <text:p text:style-name="P4"><text:span text:style-name="T1">v2ray</text:span><text:span text:style-name="T1">内核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等线" svg:font-family="等线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微软雅黑" svg:font-family="微软雅黑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1" svg:font-family="微软雅黑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1" style:font-family-asian="微软雅黑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6T21:30:48.673000000</meta:creation-date>
    <dc:date>2018-10-07T11:19:20.866000000</dc:date>
    <meta:editing-duration>PT14M35S</meta:editing-duration>
    <meta:editing-cycles>3</meta:editing-cycles>
    <meta:generator>LibreOffice/5.4.5.1$Windows_X86_64 LibreOffice_project/79c9829dd5d8054ec39a82dc51cd9eff340dbee8</meta:generator>
    <meta:document-statistic meta:object-count="29"/>
  </office:meta>
</office:document-meta>
</file>